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9.39pt"/>
    </style:style>
    <style:style style:name="co4" style:family="table-column">
      <style:table-column-properties fo:break-before="auto" style:column-width="233.86pt"/>
    </style:style>
    <style:style style:name="co5" style:family="table-column">
      <style:table-column-properties fo:break-before="auto" style:column-width="142.55pt"/>
    </style:style>
    <style:style style:name="co6" style:family="table-column">
      <style:table-column-properties fo:break-before="auto" style:column-width="28.74pt"/>
    </style:style>
    <style:style style:name="co7" style:family="table-column">
      <style:table-column-properties fo:break-before="auto" style:column-width="160.7pt"/>
    </style:style>
    <style:style style:name="co8" style:family="table-column">
      <style:table-column-properties fo:break-before="auto" style:column-width="40pt"/>
    </style:style>
    <style:style style:name="co9" style:family="table-column">
      <style:table-column-properties fo:break-before="auto" style:column-width="170.7pt"/>
    </style:style>
    <style:style style:name="co10" style:family="table-column">
      <style:table-column-properties fo:break-before="auto" style:column-width="88.16pt"/>
    </style:style>
    <style:style style:name="co11" style:family="table-column">
      <style:table-column-properties fo:break-before="auto" style:column-width="160.04pt"/>
    </style:style>
    <style:style style:name="co12" style:family="table-column">
      <style:table-column-properties fo:break-before="auto" style:column-width="96.29pt"/>
    </style:style>
    <style:style style:name="co13" style:family="table-column">
      <style:table-column-properties fo:break-before="auto" style:column-width="84.39pt"/>
    </style:style>
    <style:style style:name="co14" style:family="table-column">
      <style:table-column-properties fo:break-before="auto" style:column-width="286.41pt"/>
    </style:style>
    <style:style style:name="co15" style:family="table-column">
      <style:table-column-properties fo:break-before="auto" style:column-width="105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cc"/>
    </style:style>
    <style:style style:name="ce2" style:family="table-cell" style:parent-style-name="Default">
      <style:text-properties style:font-name="Liberation Sans" style:font-name-asian="Arial Unicode MS" style:font-name-complex="Arial Unicode M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/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style:shrink-to-fit="true"/>
    </style:style>
  </office:automatic-styles>
  <office:body>
    <office:spreadsheet>
      <table:calculation-settings table:automatic-find-labels="false"/>
      <table:table table:name="cost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 table:number-rows-repeated="10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n_items</text:p>
          </table:table-cell>
          <table:table-cell table:style-name="ce1" office:value-type="string" calcext:value-type="string">
            <text:p>starting price</text:p>
          </table:table-cell>
          <table:table-cell table:style-name="ce1" office:value-type="string" calcext:value-type="string">
            <text:p>buying price</text:p>
          </table:table-cell>
          <table:table-cell table:style-name="ce1" office:value-type="string" calcext:value-type="string">
            <text:p>selling price</text:p>
          </table:table-cell>
          <table:table-cell table:style-name="ce1" office:value-type="string" calcext:value-type="string">
            <text:p>ebay selling cost</text:p>
          </table:table-cell>
          <table:table-cell table:style-name="ce1" office:value-type="string" calcext:value-type="string">
            <text:p>margin</text:p>
          </table:table-cell>
          <table:table-cell table:style-name="ce1" office:value-type="string" calcext:value-type="string">
            <text:p>postage</text:p>
          </table:table-cell>
          <table:table-cell table:style-name="ce1" office:value-type="string" calcext:value-type="string">
            <text:p>note about payment</text:p>
          </table:table-cell>
        </table:table-row>
        <table:table-row table:style-name="ro1">
          <table:table-cell office:value-type="string" calcext:value-type="string">
            <text:p>roll up pian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costs.E12]-([costs.D12]+([costs.F12])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y came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0.5" calcext:value-type="float">
            <text:p>10.5</text:p>
          </table:table-cell>
          <table:table-cell office:value-type="float" office:value="0.32" calcext:value-type="float">
            <text:p>0.32</text:p>
          </table:table-cell>
          <table:table-cell table:formula="of:=[costs.E13]-([costs.D13]+([costs.F13]))" office:value-type="float" office:value="-26.82" calcext:value-type="float">
            <text:p>-26.82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postage cost was 2£ more, I took out of the price</text:p>
          </table:table-cell>
        </table:table-row>
        <table:table-row table:style-name="ro1">
          <table:table-cell office:value-type="string" calcext:value-type="string">
            <text:p>glue gu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.22" calcext:value-type="float">
            <text:p>5.22</text:p>
          </table:table-cell>
          <table:table-cell office:value-type="float" office:value="8.99" calcext:value-type="float">
            <text:p>8.99</text:p>
          </table:table-cell>
          <table:table-cell office:value-type="float" office:value="1.2" calcext:value-type="float">
            <text:p>1.2</text:p>
          </table:table-cell>
          <table:table-cell table:formula="of:=([costs.B14]*[costs.E14])-(([costs.D14]*[costs.B14])+([costs.B14]*[costs.F14]))" office:value-type="float" office:value="7.71" calcext:value-type="float">
            <text:p>7.71</text:p>
          </table:table-cell>
          <table:table-cell/>
          <table:table-cell office:value-type="string" calcext:value-type="string">
            <text:p>paid from spanish account</text:p>
          </table:table-cell>
        </table:table-row>
        <table:table-row table:style-name="ro1">
          <table:table-cell office:value-type="string" calcext:value-type="string">
            <text:p>VR glasses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float" office:value="23.86" calcext:value-type="float">
            <text:p>23.86</text:p>
          </table:table-cell>
          <table:table-cell office:value-type="float" office:value="9.99" calcext:value-type="float">
            <text:p>9.99</text:p>
          </table:table-cell>
          <table:table-cell office:value-type="float" office:value="0.32" calcext:value-type="float">
            <text:p>0.32</text:p>
          </table:table-cell>
          <table:table-cell table:formula="of:=([costs.B15]*[costs.E15])-(([costs.D15]*[costs.B15])+([costs.B15]*[costs.F15]))" office:value-type="float" office:value="-14.19" calcext:value-type="float">
            <text:p>-14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security camera</text:p>
          </table:table-cell>
          <table:table-cell office:value-type="float" office:value="1" calcext:value-type="float">
            <text:p>1</text:p>
          </table:table-cell>
          <table:table-cell office:value-type="float" office:value="5.99" calcext:value-type="float">
            <text:p>5.99</text:p>
          </table:table-cell>
          <table:table-cell office:value-type="float" office:value="21.45" calcext:value-type="float">
            <text:p>21.45</text:p>
          </table:table-cell>
          <table:table-cell office:value-type="float" office:value="9.99" calcext:value-type="float">
            <text:p>9.99</text:p>
          </table:table-cell>
          <table:table-cell/>
          <table:table-cell table:formula="of:=([costs.B16]*[costs.E16])-(([costs.D16]*[costs.B16])+([costs.B16]*[costs.F16]))" office:value-type="float" office:value="-11.46" calcext:value-type="float">
            <text:p>-11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y-ban sumglasses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.99</text:p>
          </table:table-cell>
          <table:table-cell office:value-type="float" office:value="0" calcext:value-type="float">
            <text:p>0</text:p>
          </table:table-cell>
          <table:table-cell office:value-type="float" office:value="9.99" calcext:value-type="float">
            <text:p>9.99</text:p>
          </table:table-cell>
          <table:table-cell office:value-type="float" office:value="0.32" calcext:value-type="float">
            <text:p>0.32</text:p>
          </table:table-cell>
          <table:table-cell table:formula="of:=([costs.B17]*[costs.E17])-(([costs.D17]*[costs.B17])+([costs.B17]*[costs.F17]))" office:value-type="float" office:value="9.67" calcext:value-type="float">
            <text:p>9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ther belt</text:p>
          </table:table-cell>
          <table:table-cell table:number-columns-repeated="5"/>
          <table:table-cell table:formula="of:=([costs.B18]*[costs.E18])-(([costs.D18]*[costs.B18])+([costs.B18]*[costs.F18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my dres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([costs.B19]*[costs.E19])-(([costs.D19]*[costs.B19])+([costs.B19]*[costs.F19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tendo controllers</text:p>
          </table:table-cell>
          <table:table-cell table:number-columns-repeated="5"/>
          <table:table-cell table:formula="of:=([costs.B20]*[costs.E20])-(([costs.D20]*[costs.B20])+([costs.B20]*[costs.F20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rnal dvd</text:p>
          </table:table-cell>
          <table:table-cell table:number-columns-repeated="5"/>
          <table:table-cell table:formula="of:=([costs.B21]*[costs.E21])-(([costs.D21]*[costs.B21])+([costs.B21]*[costs.F21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([costs.B22]*[costs.E22])-(([costs.D22]*[costs.B22])+([costs.B22]*[costs.F22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costs.B12:.B22])" office:value-type="float" office:value="9" calcext:value-type="float">
            <text:p>9</text:p>
          </table:table-cell>
          <table:table-cell/>
          <table:table-cell table:style-name="ce2" table:formula="of:=SUM([costs.D12:.D22])" office:value-type="float" office:value="87.53" calcext:value-type="float">
            <text:p>87.53</text:p>
          </table:table-cell>
          <table:table-cell table:style-name="ce2" table:formula="of:=SUM([costs.E12:.E22])" office:value-type="float" office:value="71.46" calcext:value-type="float">
            <text:p>71.46</text:p>
          </table:table-cell>
          <table:table-cell table:style-name="ce2" table:formula="of:=SUM([costs.F12:.F22])" office:value-type="float" office:value="2.16" calcext:value-type="float">
            <text:p>2.16</text:p>
          </table:table-cell>
          <table:table-cell table:style-name="ce2" table:formula="of:=SUM([costs.G12:.G22])" office:value-type="float" office:value="-13.09" calcext:value-type="float">
            <text:p>-13.09</text:p>
          </table:table-cell>
          <table:table-cell table:number-columns-repeated="2"/>
        </table:table-row>
      </table:table>
      <table:table table:name="contact details" table:style-name="ta1">
        <table:table-column table:style-name="co5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kype</text:p>
          </table:table-cell>
          <table:table-cell office:value-type="string" calcext:value-type="string">
            <text:p><text:a xlink:href="mailto:mkingstore@gmail.com" xlink:type="simple">mkingstore@gmail.com</text:a></text:p>
          </table:table-cell>
          <table:table-cell/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<text:a xlink:href="mailto:mkingstore@gmail.com" xlink:type="simple">mkingstore@gmail.com</text:a></text:p>
          </table:table-cell>
          <table:table-cell office:value-type="string" calcext:value-type="string">
            <text:p>by c</text:p>
          </table:table-cell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mkingstore84@gmail.com</text:p>
          </table:table-cell>
          <table:table-cell office:value-type="string" calcext:value-type="string">
            <text:p>By 0</text:p>
          </table:table-cell>
        </table:table-row>
        <table:table-row table:style-name="ro1">
          <table:table-cell office:value-type="string" calcext:value-type="string">
            <text:p>pass: by 0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aypal and gmail</text:p>
          </table:table-cell>
          <table:table-cell office:value-type="string" calcext:value-type="string">
            <text:p><text:a xlink:href="mailto:mkingstore84@gmail.com" xlink:type="simple">mkingstore84@gmail.com</text:a></text:p>
          </table:table-cell>
          <table:table-cell office:value-type="string" calcext:value-type="string">
            <text:p>By 0</text:p>
          </table:table-cell>
        </table:table-row>
        <table:table-row table:style-name="ro1">
          <table:table-cell office:value-type="string" calcext:value-type="string">
            <text:p>alibaba</text:p>
          </table:table-cell>
          <table:table-cell office:value-type="string" calcext:value-type="string">
            <text:p><text:a xlink:href="mailto:mkingstore@gmail.com" xlink:type="simple">mkingstore@gmail.com</text:a></text:p>
          </table:table-cell>
          <table:table-cell office:value-type="string" calcext:value-type="string">
            <text:p>by c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eb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ingstore84</text:p>
          </table:table-cell>
          <table:table-cell office:value-type="string" calcext:value-type="string">
            <text:p>pass: by 0</text:p>
          </table:table-cell>
          <table:table-cell/>
        </table:table-row>
      </table:table>
      <table:table table:name="contacted" table:style-name="ta1"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potential products</text:p>
          </table:table-cell>
          <table:table-cell/>
          <table:table-cell office:value-type="string" calcext:value-type="string">
            <text:p>answ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rodu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ue gun</text:p>
          </table:table-cell>
          <table:table-cell office:value-type="string" calcext:value-type="string">
            <text:p><text:a xlink:href="https://www.alibaba.com/product-detail/cheap-hand-craft-aluminum-nozzle-glue_60514399500.html?spm=a2700.details.maylikever.11.697a8c3eBjBzs9" xlink:type="simple">https://www.alibaba.com/product-detail/cheap-hand-craft-aluminum-nozzle-glue_60514399500.html?spm=a2700.details.maylikever.11.697a8c3eBjBzs9</text:a>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lower gun</text:p>
          </table:table-cell>
          <table:table-cell/>
          <table:table-cell office:value-type="string" calcext:value-type="string">
            <text:p>Jacky Chen</text:p>
          </table:table-cell>
          <table:table-cell table:style-name="ce3" office:value-type="string" calcext:value-type="string">
            <text:p>Shanghai Techway Industrial Co., Ltd</text:p>
          </table:table-cell>
          <table:table-cell table:style-name="ce2" office:value-type="string" calcext:value-type="string">
            <text:p/>
          </table:table-cell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Moyi Hsu</text:p>
          </table:table-cell>
          <table:table-cell office:value-type="string" calcext:value-type="string">
            <text:p>YEU CHYUAN INDUSTRIAL CO., LTD.</text:p>
          </table:table-cell>
          <table:table-cell office:value-type="string" calcext:value-type="string">
            <text:p><text:a xlink:href="https://www.alibaba.com/product-detail/Hobby-Craft-NON-Battery-hot-glue_60435052587.html?spm=a2700.7724838.2017115.192.3c93b095neJxig" xlink:type="simple">https://www.alibaba.com/product-detail/Hobby-Craft-NON-Battery-hot-glue_60435052587.html?spm=a2700.7724838.2017115.192.3c93b095neJxig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Olivia Zhu</text:p>
          </table:table-cell>
          <table:table-cell office:value-type="string" calcext:value-type="string">
            <text:p>Guangzhou Yaogong Electronics Technology Corporation Limited</text:p>
          </table:table-cell>
          <table:table-cell office:value-type="string" calcext:value-type="string">
            <text:p>https://www.alibaba.com/product-detail/DELE-Hot-Sale-NL-310-Corian_60596764761.html?spm=a2700.7724838.2017115.73.3c93b095neJxi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swered</text:p>
          </table:table-cell>
          <table:table-cell office:value-type="string" calcext:value-type="string">
            <text:p>Sally Wang</text:p>
          </table:table-cell>
          <table:table-cell office:value-type="string" calcext:value-type="string">
            <text:p>Yiwu Taisheng Decoration Materials Co., Ltd.</text:p>
          </table:table-cell>
          <table:table-cell office:value-type="string" calcext:value-type="string">
            <text:p><text:a xlink:href="https://www.alibaba.com/product-detail/tse20-white-glue-gun-100-240v_60503435488.html?spm=a2700.7724838.2017115.59.d3e427bt14WhT" xlink:type="simple">https://www.alibaba.com/product-detail/tse20-white-glue-gun-100-240v_60503435488.html?spm=a2700.7724838.2017115.59.d3e427bt14WhT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iting</text:p>
          </table:table-cell>
          <table:table-cell office:value-type="string" calcext:value-type="string">
            <text:p>Neal Liu</text:p>
          </table:table-cell>
          <table:table-cell office:value-type="string" calcext:value-type="string">
            <text:p>Suzhou Zhixinhang Hardware &amp; Electrical Co., Ltd.</text:p>
          </table:table-cell>
          <table:table-cell office:value-type="string" calcext:value-type="string">
            <text:p><text:a xlink:href="https://www.alibaba.com/product-detail/25pcs-High-Temperature-Melting-Flexible-Trigger_60688117502.html?spm=a2700.7724838.2017115.166.d3e427bt14WhT" xlink:type="simple">https://www.alibaba.com/product-detail/25pcs-High-Temperature-Melting-Flexible-Trigger_60688117502.html?spm=a2700.7724838.2017115.166.d3e427bt14WhT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iting</text:p>
          </table:table-cell>
          <table:table-cell office:value-type="string" calcext:value-type="string">
            <text:p>Katty Weng</text:p>
          </table:table-cell>
          <table:table-cell office:value-type="string" calcext:value-type="string">
            <text:p>Shenzhen Jinliyang Technology Co., Ltd</text:p>
          </table:table-cell>
          <table:table-cell office:value-type="string" calcext:value-type="string">
            <text:p><text:a xlink:href="https://www.alibaba.com/product-detail/New-Disassemble-Tools-20w-glue-gun_1701681267.html?spm=a2700.7724838.2017115.19.5a977fadYPGNHV&amp;s=p" xlink:type="simple">https://www.alibaba.com/product-detail/New-Disassemble-Tools-20w-glue-gun_1701681267.html?spm=a2700.7724838.2017115.19.5a977fadYPGNHV&amp;s=p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karen xiang</text:p>
          </table:table-cell>
          <table:table-cell office:value-type="string" calcext:value-type="string">
            <text:p>Ningbo Shengtong Fashion Accessories Industrial Corp., Ltd.</text:p>
          </table:table-cell>
          <table:table-cell office:value-type="string" calcext:value-type="string">
            <text:p><text:a xlink:href="https://www.alibaba.com/product-detail/high-quality-mini-trigger-hot-glue_60179014267.html?spm=a2700.7724838.2017115.176.5a977fadYPGNHV" xlink:type="simple">https://www.alibaba.com/product-detail/high-quality-mini-trigger-hot-glue_60179014267.html?spm=a2700.7724838.2017115.176.5a977fadYPGNHV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swered</text:p>
          </table:table-cell>
          <table:table-cell office:value-type="string" calcext:value-type="string">
            <text:p>alice ye</text:p>
          </table:table-cell>
          <table:table-cell office:value-type="string" calcext:value-type="string">
            <text:p>Ningbo Aiyun Tools Co., Ltd.</text:p>
          </table:table-cell>
          <table:table-cell office:value-type="string" calcext:value-type="string">
            <text:p><text:a xlink:href="https://www.alibaba.com/product-detail/2015-high-quality-mini-triger-silicone_60424192136.html?spm=a2700.7724838.2017115.336.5a977fadYPGNHV" xlink:type="simple">https://www.alibaba.com/product-detail/2015-high-quality-mini-triger-silicone_60424192136.html?spm=a2700.7724838.2017115.336.5a977fadYPGNHV</text:a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atalia Liu</text:p>
          </table:table-cell>
          <table:table-cell office:value-type="string" calcext:value-type="string">
            <text:p>Suzhou Zhixinhang Hardware &amp; Electrical Co., Ltd.</text:p>
          </table:table-cell>
          <table:table-cell office:value-type="string" calcext:value-type="string">
            <text:p><text:a xlink:href="https://www.alibaba.com/product-detail/Hot-Melt-Glue-Gun-100W-with_60687694385.html?spm=a2700.7724838.2017115.30.6351ebe6XA79cw&amp;s=p" xlink:type="simple">https://www.alibaba.com/product-detail/Hot-Melt-Glue-Gun-100W-with_60687694385.html?spm=a2700.7724838.2017115.30.6351ebe6XA79cw&amp;s=p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der sample</text:p>
          </table:table-cell>
          <table:table-cell office:value-type="string" calcext:value-type="string">
            <text:p>Frank Xu</text:p>
          </table:table-cell>
          <table:table-cell office:value-type="string" calcext:value-type="string">
            <text:p>Yiwu Zhen Bo Clothing Accessories Co</text:p>
          </table:table-cell>
          <table:table-cell office:value-type="string" calcext:value-type="string">
            <text:p><text:a xlink:href="https://www.alibaba.com/product-detail/Wholesale-20W-Use-7mm-Glu-Stick_60686291953.html?spm=a2700.7724838.2017115.223.6351ebe6XA79cw" xlink:type="simple">https://www.alibaba.com/product-detail/Wholesale-20W-Use-7mm-Glu-Stick_60686291953.html?spm=a2700.7724838.2017115.223.6351ebe6XA79cw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sered</text:p>
          </table:table-cell>
          <table:table-cell office:value-type="string" calcext:value-type="string">
            <text:p>Tina Feng</text:p>
          </table:table-cell>
          <table:table-cell office:value-type="string" calcext:value-type="string">
            <text:p>Shenzhen Lonten Technology Co., Limited</text:p>
          </table:table-cell>
          <table:table-cell office:value-type="string" calcext:value-type="string">
            <text:p><text:a xlink:href="https://www.alibaba.com/product-detail/Professional-Glue-Gun-10W-Hot-Melt_60651539434.html?spm=a2700.7724838.2017115.239.6351ebe6XA79cw" xlink:type="simple">https://www.alibaba.com/product-detail/Professional-Glue-Gun-10W-Hot-Melt_60651539434.html?spm=a2700.7724838.2017115.239.6351ebe6XA79cw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nt email</text:p>
          </table:table-cell>
          <table:table-cell office:value-type="string" calcext:value-type="string">
            <text:p>Will Su</text:p>
          </table:table-cell>
          <table:table-cell office:value-type="string" calcext:value-type="string">
            <text:p>Hangzhou Hachi Technology Co., Ltd.</text:p>
          </table:table-cell>
          <table:table-cell office:value-type="string" calcext:value-type="string">
            <text:p><text:a xlink:href="https://www.alibaba.com/product-detail/factory-silicone-hot-melt-glue-gun_1867079392.html?spm=a2700.7724838.2017115.259.6351ebe6XA79cw" xlink:type="simple">https://www.alibaba.com/product-detail/factory-silicone-hot-melt-glue-gun_1867079392.html?spm=a2700.7724838.2017115.259.6351ebe6XA79cw</text:a>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teractive monkey toy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sked PI</text:p>
          </table:table-cell>
          <table:table-cell office:value-type="string" calcext:value-type="string">
            <text:p>Eileen Vceego</text:p>
          </table:table-cell>
          <table:table-cell office:value-type="string" calcext:value-type="string">
            <text:p>Shenzhen VCEEGO Technology Co., Ltd.</text:p>
          </table:table-cell>
          <table:table-cell office:value-type="string" calcext:value-type="string">
            <text:p><text:a xlink:href="https://www.alibaba.com/product-detail/2017-Newest-factory-wholesale-fingerlings-monkey_60699016918.html?spm=a2700.7724838.2017115.64.7cd439dsRXwDT" xlink:type="simple">https://www.alibaba.com/product-detail/2017-Newest-factory-wholesale-fingerlings-monkey_60699016918.html?spm=a2700.7724838.2017115.64.7cd439dsRXwDT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ost expensive</text:p>
          </table:table-cell>
          <table:table-cell office:value-type="string" calcext:value-type="string">
            <text:p>VIctor Gao</text:p>
          </table:table-cell>
          <table:table-cell office:value-type="string" calcext:value-type="string">
            <text:p>Yiwu Kuotai Trading Co., Ltd.</text:p>
          </table:table-cell>
          <table:table-cell office:value-type="string" calcext:value-type="string">
            <text:p><text:a xlink:href="https://www.alibaba.com/product-detail/New-hot-sale-interactive-finger-kid_60695933093.html?spm=a2700.7724838.2017115.79.7cd439dsRXwDT" xlink:type="simple">https://www.alibaba.com/product-detail/New-hot-sale-interactive-finger-kid_60695933093.html?spm=a2700.7724838.2017115.79.7cd439dsRXwDT</text:a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atty Fan</text:p>
          </table:table-cell>
          <table:table-cell office:value-type="string" calcext:value-type="string">
            <text:p>Shenzhen Yiqun Technology Limited</text:p>
          </table:table-cell>
          <table:table-cell office:value-type="string" calcext:value-type="string">
            <text:p><text:a xlink:href="https://www.alibaba.com/product-detail/Newest-hot-factory-wholesale-interactive-finger_60697972172.html?spm=a2700.7724838.2017115.134.7cd439dsRXwDT" xlink:type="simple">https://www.alibaba.com/product-detail/Newest-hot-factory-wholesale-interactive-finger_60697972172.html?spm=a2700.7724838.2017115.134.7cd439dsRXwDT</text:a>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Tina Dong</text:p>
          </table:table-cell>
          <table:table-cell office:value-type="string" calcext:value-type="string">
            <text:p/>
            <text:p>Shenzhen Joystar Electronics Co., Ltd.</text:p>
          </table:table-cell>
          <table:table-cell office:value-type="string" calcext:value-type="string">
            <text:p><text:a xlink:href="https://www.alibaba.com/product-detail/Lovely-Mini-Interactive-Fingerlings-Monkey-Interactive_60697388601.html?spm=a2700.7724838.2017115.102.7cd439dsRXwDT" xlink:type="simple">https://www.alibaba.com/product-detail/Lovely-Mini-Interactive-Fingerlings-Monkey-Interactive_60697388601.html?spm=a2700.7724838.2017115.102.7cd439dsRXwDT</text:a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my Yao</text:p>
          </table:table-cell>
          <table:table-cell office:value-type="string" calcext:value-type="string">
            <text:p>Shenzhen Ares Technology Limited</text:p>
          </table:table-cell>
          <table:table-cell office:value-type="string" calcext:value-type="string">
            <text:p><text:a xlink:href="https://www.alibaba.com/product-detail/Wowwee-Fingerlings-Baby-Monkey-Interactive-Pet_60695527548.html?spm=a2700.7724838.2017115.144.7cd439dsRXwDT" xlink:type="simple">https://www.alibaba.com/product-detail/Wowwee-Fingerlings-Baby-Monkey-Interactive-Pet_60695527548.html?spm=a2700.7724838.2017115.144.7cd439dsRXwDT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sswered</text:p>
          </table:table-cell>
          <table:table-cell office:value-type="string" calcext:value-type="string">
            <text:p>Luvky He</text:p>
          </table:table-cell>
          <table:table-cell office:value-type="string" calcext:value-type="string">
            <text:p>Shenzhen Reborn Technology Co., Ltd.</text:p>
          </table:table-cell>
          <table:table-cell office:value-type="string" calcext:value-type="string">
            <text:p><text:a xlink:href="https://www.alibaba.com/product-detail/Newest-Halloween-Christmas-Gift-Six-Touch_60697438367.html?spm=a2700.7724838.2017115.245.7cd439dsRXwDT" xlink:type="simple">https://www.alibaba.com/product-detail/Newest-Halloween-Christmas-Gift-Six-Touch_60697438367.html?spm=a2700.7724838.2017115.245.7cd439dsRXwDT</text:a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es Li</text:p>
          </table:table-cell>
          <table:table-cell office:value-type="string" calcext:value-type="string">
            <text:p>Shenzhen Kingsway Technology Co., Ltd</text:p>
          </table:table-cell>
          <table:table-cell office:value-type="string" calcext:value-type="string">
            <text:p><text:a xlink:href="https://www.alibaba.com/product-detail/Amazon-Top-hot-and-new-fingerlings_60696323955.html?spm=a2700.7724838.2017115.303.7cd439dsRXwDT" xlink:type="simple">https://www.alibaba.com/product-detail/Amazon-Top-hot-and-new-fingerlings_60696323955.html?spm=a2700.7724838.2017115.303.7cd439dsRXwDT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swered</text:p>
          </table:table-cell>
          <table:table-cell office:value-type="string" calcext:value-type="string">
            <text:p>Ryan Zeng</text:p>
          </table:table-cell>
          <table:table-cell office:value-type="string" calcext:value-type="string">
            <text:p>Shenzhen Kingsway Technology Co., Ltd</text:p>
          </table:table-cell>
          <table:table-cell office:value-type="string" calcext:value-type="string">
            <text:p><text:a xlink:href="https://www.alibaba.com/product-detail/New-hot-sale-interactive-finger-kid_60729606499.html?spm=a2700.7724838.2017115.314.7cd439dsRXwDT" xlink:type="simple">https://www.alibaba.com/product-detail/New-hot-sale-interactive-finger-kid_60729606499.html?spm=a2700.7724838.2017115.314.7cd439dsRXwDT</text:a></text:p>
          </table:table-cell>
          <table:table-cell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wireless headset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Jessica Gu</text:p>
          </table:table-cell>
          <table:table-cell office:value-type="string" calcext:value-type="string">
            <text:p>Shenzhen Yasen Technology Co., Ltd.</text:p>
          </table:table-cell>
          <table:table-cell office:value-type="string" calcext:value-type="string">
            <text:p><text:a xlink:href="https://www.alibaba.com/product-detail/Q3-CSR4-0-Mini-Wireless-mini_60333340413.html?spm=a2700.7724838.2017115.338.3464b9acYk8IEs" xlink:type="simple">https://www.alibaba.com/product-detail/Q3-CSR4-0-Mini-Wireless-mini_60333340413.html?spm=a2700.7724838.2017115.338.3464b9acYk8IEs</text:a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lsa Wang</text:p>
          </table:table-cell>
          <table:table-cell office:value-type="string" calcext:value-type="string">
            <text:p>ShenZhen Jdbstar Technology Co., Ltd.</text:p>
          </table:table-cell>
          <table:table-cell office:value-type="string" calcext:value-type="string">
            <text:p><text:a xlink:href="https://www.alibaba.com/product-detail/i7-Version-4-0-earphone-for_60685476575.html?spm=a2700.7724838.2017115.389.3464b9acYk8IEs" xlink:type="simple">https://www.alibaba.com/product-detail/i7-Version-4-0-earphone-for_60685476575.html?spm=a2700.7724838.2017115.389.3464b9acYk8IEs</text:a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ky Liu</text:p>
          </table:table-cell>
          <table:table-cell office:value-type="string" calcext:value-type="string">
            <text:p>Shenzhen Animuss Company Limited</text:p>
          </table:table-cell>
          <table:table-cell office:value-type="string" calcext:value-type="string">
            <text:p><text:a xlink:href="https://www.alibaba.com/product-detail/Music-Mini-Wireless-Bluetooth-Stereo-Headset_60436841115.html?spm=a2700.7724838.2017115.42.3464b9acYk8IEs" xlink:type="simple">https://www.alibaba.com/product-detail/Music-Mini-Wireless-Bluetooth-Stereo-Headset_60436841115.html?spm=a2700.7724838.2017115.42.3464b9acYk8IEs</text:a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Zoe Wu</text:p>
          </table:table-cell>
          <table:table-cell office:value-type="string" calcext:value-type="string">
            <text:p>Guangzhou Jiaoyang Computer Technology Co., Ltd.</text:p>
          </table:table-cell>
          <table:table-cell office:value-type="string" calcext:value-type="string">
            <text:p><text:a xlink:href="https://www.alibaba.com/product-detail/mini-wireless-bluetooth-earphone-Mini-Sport_60595675368.html?spm=a2700.7724838.2017115.116.3464b9acYk8IEs" xlink:type="simple">https://www.alibaba.com/product-detail/mini-wireless-bluetooth-earphone-Mini-Sport_60595675368.html?spm=a2700.7724838.2017115.116.3464b9acYk8IEs</text:a></text:p>
          </table:table-cell>
          <table:table-cell/>
        </table:table-row>
      </table:table>
      <table:table table:name="expense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produc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ue gun</text:p>
          </table:table-cell>
          <table:table-cell office:value-type="float" office:value="3" calcext:value-type="float">
            <text:p>3</text:p>
          </table:table-cell>
          <table:table-cell table:style-name="ce4" office:value-type="currency" office:currency="USD" office:value="20.79" calcext:value-type="currency">
            <text:p>$20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lue sticks</text:p>
          </table:table-cell>
          <table:table-cell office:value-type="string" calcext:value-type="string">
            <text:p>120pcs</text:p>
          </table:table-cell>
          <table:table-cell office:value-type="string" calcext:value-type="string">
            <text:p>£10.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st</text:p>
          </table:table-cell>
          <table:table-cell table:style-name="ce5" table:number-columns-repeated="8"/>
        </table:table-row>
      </table:table>
      <table:table table:name="ebay listing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paid ebay fee</text:p>
          </table:table-cell>
          <table:table-cell office:value-type="string" calcext:value-type="string">
            <text:p>Final price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office:value-type="string" calcext:value-type="string">
            <text:p>rollup piano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2.85" calcext:value-type="float">
            <text:p>2.85</text:p>
          </table:table-cell>
          <table:table-cell/>
        </table:table-row>
      </table:table>
      <table:table table:name="too expensive" table:style-name="ta1">
        <table:table-column table:style-name="co11" table:default-cell-style-name="ce6"/>
        <table:table-column table:style-name="co2" table:number-columns-repeated="2" table:default-cell-style-name="Default"/>
        <table:table-column table:style-name="co12" table:number-columns-repeated="3" table:default-cell-style-name="Default"/>
        <table:table-column table:style-name="co2" table:default-cell-style-name="Default"/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/>
          <table:table-cell office:value-type="string" calcext:value-type="string">
            <text:p>Blackhead Remover Vacuum Suction Diamond Dermabrasion Microdermabrasion Device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Ida Pang</text:p>
          </table:table-cell>
          <table:table-cell office:value-type="string" calcext:value-type="string">
            <text:p>Guangzhou Yvene Beauty &amp; Hairdressing Co., Ltd.</text:p>
          </table:table-cell>
          <table:table-cell office:value-type="string" calcext:value-type="string">
            <text:p><text:a xlink:href="https://www.alibaba.com/product-detail/New-Products-2016-Handheld-Home-Use_60523303690.html?spm=a2700.7724838.2017115.204.7cd439dsRXwDT" xlink:type="simple">https://www.alibaba.com/product-detail/New-Products-2016-Handheld-Home-Use_60523303690.html?spm=a2700.7724838.2017115.204.7cd439dsRXwDT</text:a>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Cherry Chen</text:p>
          </table:table-cell>
          <table:table-cell office:value-type="string" calcext:value-type="string">
            <text:p>Dongguan Handsome Beauty Product</text:p>
          </table:table-cell>
          <table:table-cell office:value-type="string" calcext:value-type="string">
            <text:p><text:a xlink:href="https://www.alibaba.com/product-detail/2015-New-design-diamond-microdermabrasion-for_60392873906.html?spm=a2700.7724838.2017115.245.7cd439dsRXwDT" xlink:type="simple">https://www.alibaba.com/product-detail/2015-New-design-diamond-microdermabrasion-for_60392873906.html?spm=a2700.7724838.2017115.245.7cd439dsRXwDT</text:a></text:p>
          </table:table-cell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answered</text:p>
          </table:table-cell>
          <table:table-cell office:value-type="string" calcext:value-type="string">
            <text:p>Venson Chen</text:p>
          </table:table-cell>
          <table:table-cell office:value-type="string" calcext:value-type="string">
            <text:p>Shenzhen Enimei Technology Development Co., Ltd.</text:p>
          </table:table-cell>
          <table:table-cell office:value-type="string" calcext:value-type="string">
            <text:p><text:a xlink:href="https://www.alibaba.com/product-detail/Face-Comedo-vaccum-Suction-Microdermabrasion-Blackhead_60689360952.html?spm=a2700.7724838.2017115.395.7cd439dsRXwDT" xlink:type="simple">https://www.alibaba.com/product-detail/Face-Comedo-vaccum-Suction-Microdermabrasion-Blackhead_60689360952.html?spm=a2700.7724838.2017115.395.7cd439dsRXwDT</text:a>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Maggie Wang</text:p>
          </table:table-cell>
          <table:table-cell office:value-type="string" calcext:value-type="string">
            <text:p>Shenzhen Phenitech Technology Co., Ltd.</text:p>
          </table:table-cell>
          <table:table-cell office:value-type="string" calcext:value-type="string">
            <text:p><text:a xlink:href="https://www.alibaba.com/product-detail/Hot-New-Professional-Blackhead-Vacuum-Cleaner_60699980979.html?spm=a2700.8443308.0.0.WJKm6V" xlink:type="simple">https://www.alibaba.com/product-detail/Hot-New-Professional-Blackhead-Vacuum-Cleaner_60699980979.html?spm=a2700.8443308.0.0.WJKm6V</text:a></text:p>
          </table:table-cell>
        </table:table-row>
        <table:table-row table:style-name="ro1" table:number-rows-repeated="8">
          <table:table-cell table:style-name="Default"/>
          <table:table-cell table:number-columns-repeated="6"/>
        </table:table-row>
        <table:table-row table:style-name="ro1" table:number-rows-repeated="104856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dc display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Suppli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price/1unit</text:p>
          </table:table-cell>
          <table:table-cell office:value-type="string" calcext:value-type="string">
            <text:p>Shipping(1)</text:p>
          </table:table-cell>
          <table:table-cell office:value-type="string" calcext:value-type="string">
            <text:p>contact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high transaction</text:p>
          </table:table-cell>
          <table:table-cell office:value-type="string" calcext:value-type="string">
            <text:p>Guangzhou Joy King Electronic Technology Co., Ltd.</text:p>
          </table:table-cell>
          <table:table-cell office:value-type="string" calcext:value-type="string">
            <text:p>Elma Tong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sked sam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angzhou Ctoson Trading Co., Ltd.</text:p>
          </table:table-cell>
          <table:table-cell office:value-type="string" calcext:value-type="string">
            <text:p>wendy peng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uangzhou Magao Electronic Technology Co., Ltd.</text:p>
          </table:table-cell>
          <table:table-cell table:style-name="ce5" office:value-type="string" calcext:value-type="string">
            <text:p>Shirley Wong</text:p>
          </table:table-cell>
          <table:table-cell table:style-name="ce5"/>
          <table:table-cell table:style-name="ce5" office:value-type="float" office:value="22.1" calcext:value-type="float">
            <text:p>22.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sked sample</text:p>
          </table:table-cell>
          <table:table-cell table:style-name="ce5" office:value-type="string" calcext:value-type="string">
            <text:p>good</text:p>
          </table:table-cell>
        </table:table-row>
        <table:table-row table:style-name="ro1">
          <table:table-cell/>
          <table:table-cell office:value-type="string" calcext:value-type="string">
            <text:p>Shenzhen Huichuang Electronics Co., Ltd.</text:p>
          </table:table-cell>
          <table:table-cell office:value-type="string" calcext:value-type="string">
            <text:p>Robbie Ch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henzhen Longfeng Weiye Electronic &amp; Technology Co., Ltd.</text:p>
          </table:table-cell>
          <table:table-cell table:style-name="ce5" office:value-type="string" calcext:value-type="string">
            <text:p>Cherry Li</text:p>
          </table:table-cell>
          <table:table-cell table:style-name="ce5" office:value-type="string" calcext:value-type="string">
            <text:p>AAA</text:p>
          </table:table-cell>
          <table:table-cell table:style-name="ce5" office:value-type="float" office:value="21" calcext:value-type="float">
            <text:p>21</text:p>
          </table:table-cell>
          <table:table-cell table:style-name="ce5"/>
          <table:table-cell table:style-name="ce5" office:value-type="string" calcext:value-type="string">
            <text:p>asked PI</text:p>
          </table:table-cell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 style:data-style-name="N2" text:time-value="13:07:10.87846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2:25:11.583354000</meta:creation-date>
    <dc:date>2017-09-25T08:49:54.016395000</dc:date>
    <meta:editing-duration>P9DT2H57M6S</meta:editing-duration>
    <meta:editing-cycles>29</meta:editing-cycles>
    <meta:generator>LibreOffice/5.2.0.4$MacOSX_X86_64 LibreOffice_project/066b007f5ebcc236395c7d282ba488bca6720265</meta:generator>
    <meta:document-statistic meta:table-count="7" meta:cell-count="237" meta:object-count="0"/>
    <meta:user-defined meta:name=""/>
  </office:meta>
</office:document-meta>
</file>